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00000003003C744EE7597FA0D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IPA Pゴシック" svg:font-family="'IPA Pゴシック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wiss" style:font-pitch="variable"/>
    <style:font-face style:name="游明朝2" svg:font-family="游明朝" style:font-family-generic="system" style:font-pitch="variable"/>
    <style:font-face style:name="游明朝3" svg:font-family="游明朝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標準図形スタイル_5f_1">
      <style:graphic-properties draw:stroke="solid" svg:stroke-width="0.159cm" svg:stroke-color="#ff8000" draw:marker-start-width="0.438cm" draw:marker-end-width="0.438cm" draw:fill="solid" draw:fill-color="#ffdbb6" draw:textarea-horizontal-align="justify" draw:textarea-vertical-align="middle" draw:auto-grow-height="false" fo:min-height="2.592cm" fo:min-width="0.466cm" fo:padding-top="0.204cm" fo:padding-bottom="0.204cm" fo:padding-left="0.329cm" fo:padding-right="0.329cm" style:writing-mode="lr-tb"/>
      <style:paragraph-properties style:writing-mode="lr-tb"/>
    </style:style>
    <style:style style:name="gr3" style:family="graphic" style:parent-style-name="塗りつぶしなしオブジェクト_5f_1">
      <style:graphic-properties svg:stroke-width="0.212cm" svg:stroke-color="#ff8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標準図形スタイル_5f_1">
      <style:graphic-properties svg:stroke-width="0.106cm" svg:stroke-color="#ff0000" draw:marker-start-width="0.359cm" draw:marker-end-width="0.359cm" draw:fill-color="#ffd7d7" draw:textarea-horizontal-align="justify" draw:textarea-vertical-align="middle" draw:auto-grow-height="false" fo:min-height="0.094cm" fo:min-width="0cm" fo:padding-top="0.178cm" fo:padding-bottom="0.178cm" fo:padding-left="0.303cm" fo:padding-right="0.303cm" style:writing-mode="lr-tb"/>
      <style:paragraph-properties style:writing-mode="lr-tb"/>
    </style:style>
    <style:style style:name="gr5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2.406cm"/>
      <style:paragraph-properties style:writing-mode="lr-tb"/>
    </style:style>
    <style:style style:name="gr6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3.389cm"/>
      <style:paragraph-properties style:writing-mode="lr-tb"/>
    </style:style>
    <style:style style:name="gr7" style:family="graphic" style:parent-style-name="塗りつぶしなしオブジェクト_5f_1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8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8cm" fo:min-width="1.419cm" fo:padding-top="0.165cm" fo:padding-bottom="0.165cm" fo:padding-left="0.29cm" fo:padding-right="0.29cm"/>
    </style:style>
    <style:style style:name="gr9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8cm" fo:min-width="1.42cm" fo:padding-top="0.165cm" fo:padding-bottom="0.165cm" fo:padding-left="0.29cm" fo:padding-right="0.29cm"/>
    </style:style>
    <style:style style:name="gr10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72cm" fo:min-width="1.419cm" fo:padding-top="0.165cm" fo:padding-bottom="0.165cm" fo:padding-left="0.29cm" fo:padding-right="0.29cm"/>
    </style:style>
    <style:style style:name="gr11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72cm" fo:min-width="1.42cm" fo:padding-top="0.165cm" fo:padding-bottom="0.165cm" fo:padding-left="0.29cm" fo:padding-right="0.29cm"/>
    </style:style>
    <style:style style:name="gr12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9cm" fo:min-width="1.42cm" fo:padding-top="0.165cm" fo:padding-bottom="0.165cm" fo:padding-left="0.29cm" fo:padding-right="0.29cm"/>
    </style:style>
    <style:style style:name="gr13" style:family="graphic" style:parent-style-name="塗りつぶしなしオブジェクト_5f_1">
      <style:graphic-properties svg:stroke-width="0.159cm" svg:stroke-color="#ff0000" draw:marker-start-width="0.438cm" draw:marker-end="線の終点_20_4" draw:marker-end-width="0.538cm" draw:fill="solid" draw:textarea-vertical-align="middle" fo:padding-top="0.204cm" fo:padding-bottom="0.204cm" fo:padding-left="0.329cm" fo:padding-right="0.329cm"/>
    </style:style>
    <style:style style:name="gr14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15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776cm" fo:min-width="2.326cm"/>
      <style:paragraph-properties style:writing-mode="lr-tb"/>
    </style:style>
    <style:style style:name="gr16" style:family="graphic" style:parent-style-name="標準図形スタイル_5f_1">
      <style:graphic-properties svg:stroke-width="0.106cm" svg:stroke-color="#2a6099" draw:marker-start-width="0.359cm" draw:marker-end-width="0.359cm" draw:fill-color="#dee6ef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7" style:family="graphic" style:parent-style-name="塗りつぶしなしオブジェクト_5f_1">
      <style:graphic-properties svg:stroke-width="0.159cm" svg:stroke-color="#2a6099" draw:marker-start-width="0.438cm" draw:marker-end="線の終点_20_4" draw:marker-end-width="0.538cm" draw:fill="solid" draw:textarea-vertical-align="middle" fo:padding-top="0.204cm" fo:padding-bottom="0.204cm" fo:padding-left="0.329cm" fo:padding-right="0.329cm"/>
    </style:style>
    <style:style style:name="gr18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1.267cm" fo:min-width="0.629cm"/>
      <style:paragraph-properties style:writing-mode="lr-tb"/>
    </style:style>
    <style:style style:name="gr19" style:family="graphic" style:parent-style-name="標準図形スタイル_5f_1">
      <style:graphic-properties draw:stroke="none" draw:fill="none" fo:min-height="1.268cm"/>
      <style:paragraph-properties style:writing-mode="lr-tb"/>
    </style:style>
    <style:style style:name="gr20" style:family="graphic" style:parent-style-name="標準図形スタイル_5f_1">
      <style:graphic-properties svg:stroke-width="0.106cm" svg:stroke-color="#333333" draw:marker-start-width="0.359cm" draw:marker-end-width="0.359cm" draw:fill-color="#ffffff" draw:textarea-horizontal-align="justify" draw:textarea-vertical-align="middle" draw:auto-grow-height="false" fo:min-height="0.138cm" fo:min-width="0cm" fo:padding-top="0.178cm" fo:padding-bottom="0.178cm" fo:padding-left="0.303cm" fo:padding-right="0.303cm"/>
    </style:style>
    <style:style style:name="gr21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6.75cm"/>
      <style:paragraph-properties style:writing-mode="lr-tb"/>
    </style:style>
    <style:style style:name="gr22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8cm" fo:min-width="1.42cm" fo:padding-top="0.165cm" fo:padding-bottom="0.165cm" fo:padding-left="0.29cm" fo:padding-right="0.29cm"/>
      <style:paragraph-properties style:writing-mode="lr-tb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r2" style:family="presentation" style:parent-style-name="Master1-Layout7-blank-白紙-title">
      <style:graphic-properties draw:auto-grow-height="true" fo:min-height="3.563cm"/>
      <style:paragraph-properties style:writing-mode="lr-tb"/>
    </style:style>
    <style:style style:name="pr3" style:family="presentation" style:parent-style-name="Master1-Layout7-blank-白紙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白紙-notes">
      <style:graphic-properties draw:fill-color="#ffffff" fo:min-height="8.87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dbb6"/>
      <style:paragraph-properties fo:text-align="center" style:writing-mode="lr-tb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7d7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simple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simple" style:font-independent-line-spacing="true">
        <style:tab-stops/>
      </style:paragraph-properties>
      <style:text-properties style:font-size-asian="32pt"/>
    </style:style>
    <style:style style:name="P7" style:family="paragraph">
      <loext:graphic-properties draw:fill="none" draw:fill-color="#ffffff"/>
      <style:text-properties style:font-name="IPA Pゴシック" fo:font-size="24pt" style:font-name-asian="IPA Pゴシック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style:font-name="IPA Pゴシック" fo:font-size="22pt" style:font-name-asian="IPA Pゴシック" style:font-size-asian="22pt" style:font-size-complex="22pt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style:paragraph-properties fo:text-align="center" style:writing-mode="lr-tb"/>
      <style:text-properties style:font-size-asian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ffffff"/>
      <style:text-properties style:font-size-asian="20pt"/>
    </style:style>
    <style:style style:name="P17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8" style:family="paragraph">
      <loext:graphic-properties draw:fill="none" draw:fill-color="#ffffff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variant="normal" fo:text-transform="none" style:text-line-through-style="none" style:text-line-through-type="none" style:text-position="0% 100%" style:font-name="IPA Pゴシック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IPA Pゴシック" style:font-size-asian="32pt" style:language-asian="ja" style:country-asian="JP" style:font-style-asian="normal" style:font-weight-asian="normal" style:font-name-complex="Mangal" style:font-size-complex="32pt" style:font-style-complex="normal" style:font-weight-complex="normal"/>
    </style:style>
    <style:style style:name="T2" style:family="text">
      <style:text-properties style:font-name="IPA Pゴシック" fo:font-size="22pt" style:font-name-asian="IPA Pゴシック" style:font-size-asian="22pt" style:font-size-complex="22pt"/>
    </style:style>
    <style:style style:name="T3" style:family="text">
      <style:text-properties style:font-name="IPA Pゴシック" fo:font-size="24pt" style:font-name-asian="IPA Pゴシック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size-asian="18pt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白紙" presentation:presentation-page-layout-name="AL1T0">
        <office:forms form:automatic-focus="false" form:apply-design-mode="false"/>
        <draw:custom-shape draw:style-name="gr2" draw:text-style-name="P2" draw:layer="layout" svg:width="1.124cm" svg:height="3cm" svg:x="21.976cm" svg:y="1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24cm" svg:height="3cm" svg:x="21.976cm" svg:y="11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cm" svg:height="3.563cm" svg:x="2.5cm" svg:y="0.937cm" presentation:class="title">
          <draw:text-box>
            <text:p>提案手法</text:p>
          </draw:text-box>
        </draw:frame>
        <draw:line draw:style-name="gr3" draw:text-style-name="P3" draw:layer="layout" svg:x1="2.359cm" svg:y1="16.73cm" svg:x2="8.359cm" svg:y2="16.73cm">
          <text:p/>
        </draw:line>
        <draw:line draw:style-name="gr3" draw:text-style-name="P3" draw:layer="layout" svg:x1="2.359cm" svg:y1="16.73cm" svg:x2="2.359cm" svg:y2="10.73cm">
          <text:p/>
        </draw:line>
        <draw:line draw:style-name="gr3" draw:text-style-name="P3" draw:layer="layout" svg:x1="2.359cm" svg:y1="10.73cm" svg:x2="8.359cm" svg:y2="10.73cm">
          <text:p/>
        </draw:line>
        <draw:line draw:style-name="gr3" draw:text-style-name="P3" draw:layer="layout" svg:x1="8.359cm" svg:y1="16.73cm" svg:x2="8.4cm" svg:y2="12.4cm">
          <text:p/>
        </draw:line>
        <draw:custom-shape draw:style-name="gr4" draw:text-style-name="P4" draw:layer="layout" svg:width="1cm" svg:height="0.9cm" svg:x="7.1cm" svg:y="11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name="字幕 1" presentation:style-name="pr3" draw:text-style-name="P6" draw:layer="layout" svg:width="25.8cm" svg:height="3cm" svg:x="1.1cm" svg:y="4.856cm">
          <draw:text-box>
            <text:p text:style-name="P5"><text:span text:style-name="T1">解析領域を格子状に分割</text:span></text:p>
            <text:p text:style-name="P5"><text:span text:style-name="T1">あらかじめ格子ごとのエージェント進行方向を設定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draw:line draw:style-name="gr3" draw:text-style-name="P3" draw:layer="layout" svg:x1="11.739cm" svg:y1="16.398cm" svg:x2="10.739cm" svg:y2="16.398cm">
          <text:p/>
        </draw:line>
        <draw:frame draw:style-name="gr5" draw:text-style-name="P7" draw:layer="layout" svg:width="2.906cm" svg:height="1.17cm" svg:x="11.833cm" svg:y="15.826cm">
          <draw:text-box>
            <text:p><text:span text:style-name="T2">障害物</text:span></text:p>
          </draw:text-box>
        </draw:frame>
        <draw:frame draw:style-name="gr6" draw:text-style-name="P7" draw:layer="layout" svg:width="3.889cm" svg:height="1.17cm" svg:x="3.612cm" svg:y="17cm">
          <draw:text-box>
            <text:p><text:span text:style-name="T3">解析領域</text:span></text:p>
          </draw:text-box>
        </draw:frame>
        <draw:g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</draw:g>
        <draw:custom-shape draw:style-name="gr8" draw:text-style-name="P8" draw:layer="layout" svg:width="1.999cm" svg:height="1.998cm" svg:x="19.565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64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64cm" svg:y="8.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65cm" svg:y="10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64cm" svg:y="10.1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64cm" svg:y="10.1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64cm" svg:y="12.1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64cm" svg:y="12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64cm" svg:y="12.1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</draw:g>
        <draw:g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</draw:g>
        <draw:custom-shape draw:style-name="gr8" draw:text-style-name="P8" draw:layer="layout" svg:width="1.999cm" svg:height="1.998cm" svg:x="19.565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64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64cm" svg:y="8.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65cm" svg:y="10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64cm" svg:y="10.1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64cm" svg:y="10.1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64cm" svg:y="12.1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64cm" svg:y="12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64cm" svg:y="12.1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</draw:g>
        <draw:line draw:style-name="gr13" draw:text-style-name="P9" draw:layer="layout" svg:x1="19.865cm" svg:y1="9.289cm" svg:x2="21.262cm" svg:y2="9.289cm">
          <text:p/>
        </draw:line>
        <draw:line draw:style-name="gr13" draw:text-style-name="P9" draw:layer="layout" svg:x1="19.962cm" svg:y1="11.579cm" svg:x2="21.172cm" svg:y2="10.88cm">
          <text:p/>
        </draw:line>
        <draw:line draw:style-name="gr13" draw:text-style-name="P9" draw:layer="layout" svg:x1="20.031cm" svg:y1="13.678cm" svg:x2="21.101cm" svg:y2="12.78cm">
          <text:p/>
        </draw:line>
        <draw:line draw:style-name="gr13" draw:text-style-name="P9" draw:layer="layout" svg:x1="24.567cm" svg:y1="13.928cm" svg:x2="24.567cm" svg:y2="12.531cm">
          <text:p/>
        </draw:line>
        <draw:line draw:style-name="gr13" draw:text-style-name="P9" draw:layer="layout" svg:x1="24.567cm" svg:y1="11.928cm" svg:x2="24.567cm" svg:y2="10.531cm">
          <text:p/>
        </draw:line>
        <draw:line draw:style-name="gr13" draw:text-style-name="P9" draw:layer="layout" svg:x1="21.966cm" svg:y1="9.29cm" svg:x2="23.363cm" svg:y2="9.29cm">
          <text:p/>
        </draw:line>
        <draw:frame draw:style-name="gr14" draw:text-style-name="P10" draw:layer="layout" svg:width="3.4cm" svg:height="1.1cm" svg:x="11.9cm" svg:y="12.5cm">
          <draw:text-box>
            <text:p><text:span text:style-name="T2">経由地</text:span></text:p>
          </draw:text-box>
        </draw:frame>
        <draw:frame draw:style-name="gr15" draw:text-style-name="P10" draw:layer="layout" svg:width="2.826cm" svg:height="1.026cm" svg:x="11.902cm" svg:y="14.1cm">
          <draw:text-box>
            <text:p><text:span text:style-name="T2">目的地</text:span></text:p>
          </draw:text-box>
        </draw:frame>
        <draw:custom-shape draw:style-name="gr16" draw:text-style-name="P11" draw:layer="layout" svg:width="0.9cm" svg:height="0.9cm" svg:x="11cm" svg:y="12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9cm" svg:height="0.9cm" svg:x="11.002cm" svg:y="14.2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0.9cm" svg:height="0.9cm" svg:x="3.1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</draw:g>
        <draw:custom-shape draw:style-name="gr8" draw:text-style-name="P8" draw:layer="layout" svg:width="1.999cm" svg:height="1.998cm" svg:x="19.502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01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01cm" svg:y="14.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02cm" svg:y="16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01cm" svg:y="16.6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01cm" svg:y="16.6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01cm" svg:y="18.6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01cm" svg:y="18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01cm" svg:y="18.6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</draw:g>
        <draw:g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</draw:g>
        <draw:custom-shape draw:style-name="gr8" draw:text-style-name="P8" draw:layer="layout" svg:width="1.999cm" svg:height="1.998cm" svg:x="19.502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01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01cm" svg:y="14.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02cm" svg:y="16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01cm" svg:y="16.6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01cm" svg:y="16.6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01cm" svg:y="18.6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01cm" svg:y="18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01cm" svg:y="18.6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</draw:g>
        <draw:line draw:style-name="gr17" draw:text-style-name="P9" draw:layer="layout" svg:x1="20.503cm" svg:y1="18.427cm" svg:x2="20.503cm" svg:y2="17.03cm">
          <text:p/>
        </draw:line>
        <draw:line draw:style-name="gr17" draw:text-style-name="P9" draw:layer="layout" svg:x1="20.503cm" svg:y1="20.427cm" svg:x2="20.503cm" svg:y2="19.03cm">
          <text:p/>
        </draw:line>
        <draw:line draw:style-name="gr17" draw:text-style-name="P9" draw:layer="layout" svg:x1="25.015cm" svg:y1="20.204cm" svg:x2="23.993cm" svg:y2="19.251cm">
          <text:p/>
        </draw:line>
        <draw:line draw:style-name="gr17" draw:text-style-name="P9" draw:layer="layout" svg:x1="25.008cm" svg:y1="18.286cm" svg:x2="23.907cm" svg:y2="17.426cm">
          <text:p/>
        </draw:line>
        <draw:line draw:style-name="gr17" draw:text-style-name="P9" draw:layer="layout" svg:x1="25.299cm" svg:y1="15.791cm" svg:x2="23.902cm" svg:y2="15.791cm">
          <text:p/>
        </draw:line>
        <draw:line draw:style-name="gr17" draw:text-style-name="P9" draw:layer="layout" svg:x1="23.199cm" svg:y1="15.791cm" svg:x2="21.802cm" svg:y2="15.791cm">
          <text:p/>
        </draw:line>
        <draw:frame draw:style-name="gr18" draw:text-style-name="P12" draw:layer="layout" svg:width="1.129cm" svg:height="1.517cm" svg:x="21.907cm" svg:y="19.026cm">
          <draw:text-box>
            <text:p><text:span text:style-name="T4">0</text:span></text:p>
          </draw:text-box>
        </draw:frame>
        <draw:frame draw:style-name="gr18" draw:text-style-name="P12" draw:layer="layout" svg:width="1.129cm" svg:height="1.517cm" svg:x="21.908cm" svg:y="17.026cm">
          <draw:text-box>
            <text:p><text:span text:style-name="T4">0</text:span></text:p>
          </draw:text-box>
        </draw:frame>
        <draw:frame draw:style-name="gr18" draw:text-style-name="P12" draw:layer="layout" svg:width="1.129cm" svg:height="1.517cm" svg:x="19.909cm" svg:y="15.026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3.871cm" svg:y="8.482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1.972cm" svg:y="10.582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1.973cm" svg:y="12.382cm">
          <draw:text-box>
            <text:p><text:span text:style-name="T4">0</text:span></text:p>
          </draw:text-box>
        </draw:frame>
        <draw:custom-shape draw:style-name="gr2" draw:text-style-name="P2" draw:layer="layout" svg:width="1.124cm" svg:height="3cm" svg:x="4.676cm" svg:y="13.73cm">
          <text:p text:style-name="P14"><text:span text:style-name="T5">机</text:span>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3.655cm" svg:y1="15.465cm" svg:x2="3.84cm" svg:y2="13.355cm">
          <text:p/>
        </draw:line>
        <draw:custom-shape draw:style-name="gr20" draw:text-style-name="P15" draw:layer="layout" svg:width="0.678cm" svg:height="0.698cm" draw:transform="skewX (-0.0244346095279207) rotate (0.722391777400453) translate (3.157cm 15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9" draw:layer="layout" svg:x1="7.185cm" svg:y1="14.823cm" svg:x2="7.284cm" svg:y2="12.928cm">
          <text:p/>
        </draw:line>
        <draw:custom-shape draw:style-name="gr20" draw:text-style-name="P15" draw:layer="layout" svg:width="0.688cm" svg:height="0.698cm" draw:transform="skewX (-0.0244346095279206) rotate (2.06001211612891) translate (7.035cm 15.3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9.856cm" svg:height="7.395cm" svg:x="9.282cm" svg:y="1.499cm" draw:page-number="2" presentation:class="page"/>
          <draw:frame presentation:style-name="pr4" draw:text-style-name="P16" draw:layer="layout" svg:width="22.736cm" svg:height="8.878cm" svg:x="2.842cm" svg:y="9.371cm" presentation:class="notes" presentation:placeholder="true">
            <draw:text-box/>
          </draw:frame>
        </presentation:notes>
      </draw:page>
      <draw:page draw:name="page3" draw:style-name="dp3" draw:master-page-name="Master1-Layout7-blank-白紙" presentation:presentation-page-layout-name="AL1T0">
        <office:forms form:automatic-focus="false" form:apply-design-mode="false"/>
        <draw:custom-shape draw:style-name="gr2" draw:text-style-name="P2" draw:layer="layout" svg:width="1.124cm" svg:height="3cm" svg:x="15.475cm" svg:y="7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24cm" svg:height="3cm" svg:x="23.374cm" svg:y="7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.559cm" svg:y1="10.56cm" svg:x2="6.559cm" svg:y2="10.56cm">
          <text:p/>
        </draw:line>
        <draw:line draw:style-name="gr3" draw:text-style-name="P3" draw:layer="layout" svg:x1="0.559cm" svg:y1="10.56cm" svg:x2="0.559cm" svg:y2="4.56cm">
          <text:p/>
        </draw:line>
        <draw:line draw:style-name="gr3" draw:text-style-name="P3" draw:layer="layout" svg:x1="0.559cm" svg:y1="4.56cm" svg:x2="6.559cm" svg:y2="4.56cm">
          <text:p/>
        </draw:line>
        <draw:line draw:style-name="gr3" draw:text-style-name="P3" draw:layer="layout" svg:x1="6.559cm" svg:y1="10.56cm" svg:x2="6.6cm" svg:y2="6.23cm">
          <text:p/>
        </draw:line>
        <draw:custom-shape draw:style-name="gr4" draw:text-style-name="P4" draw:layer="layout" svg:width="1cm" svg:height="0.9cm" svg:x="5.3cm" svg:y="4.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8.439cm" svg:y1="9.598cm" svg:x2="7.439cm" svg:y2="9.598cm">
          <text:p/>
        </draw:line>
        <draw:frame draw:style-name="gr5" draw:text-style-name="P7" draw:layer="layout" svg:width="2.906cm" svg:height="1.17cm" svg:x="8.533cm" svg:y="9.026cm">
          <draw:text-box>
            <text:p><text:span text:style-name="T2">障害物</text:span></text:p>
          </draw:text-box>
        </draw:frame>
        <draw:frame draw:style-name="gr6" draw:text-style-name="P7" draw:layer="layout" svg:width="3.889cm" svg:height="1.17cm" svg:x="1.812cm" svg:y="10.83cm">
          <draw:text-box>
            <text:p><text:span text:style-name="T3">解析領域</text:span></text:p>
          </draw:text-box>
        </draw:frame>
        <draw:g>
          <draw:line draw:style-name="gr7" draw:text-style-name="P3" draw:layer="layout" svg:x1="20.962cm" svg:y1="10.578cm" svg:x2="26.962cm" svg:y2="10.578cm">
            <text:p/>
          </draw:line>
          <draw:line draw:style-name="gr7" draw:text-style-name="P3" draw:layer="layout" svg:x1="20.962cm" svg:y1="10.578cm" svg:x2="20.962cm" svg:y2="4.578cm">
            <text:p/>
          </draw:line>
          <draw:line draw:style-name="gr7" draw:text-style-name="P3" draw:layer="layout" svg:x1="20.962cm" svg:y1="4.578cm" svg:x2="26.962cm" svg:y2="4.578cm">
            <text:p/>
          </draw:line>
          <draw:line draw:style-name="gr7" draw:text-style-name="P3" draw:layer="layout" svg:x1="24.962cm" svg:y1="10.578cm" svg:x2="24.962cm" svg:y2="6.578cm">
            <text:p/>
          </draw:line>
          <draw:line draw:style-name="gr7" draw:text-style-name="P3" draw:layer="layout" svg:x1="26.962cm" svg:y1="10.578cm" svg:x2="26.962cm" svg:y2="4.578cm">
            <text:p/>
          </draw:line>
          <draw:line draw:style-name="gr7" draw:text-style-name="P3" draw:layer="layout" svg:x1="20.962cm" svg:y1="10.578cm" svg:x2="26.962cm" svg:y2="10.578cm">
            <text:p/>
          </draw:line>
          <draw:line draw:style-name="gr7" draw:text-style-name="P3" draw:layer="layout" svg:x1="20.962cm" svg:y1="10.578cm" svg:x2="20.962cm" svg:y2="4.578cm">
            <text:p/>
          </draw:line>
          <draw:line draw:style-name="gr7" draw:text-style-name="P3" draw:layer="layout" svg:x1="20.962cm" svg:y1="4.578cm" svg:x2="26.962cm" svg:y2="4.578cm">
            <text:p/>
          </draw:line>
          <draw:line draw:style-name="gr7" draw:text-style-name="P3" draw:layer="layout" svg:x1="24.962cm" svg:y1="10.578cm" svg:x2="24.962cm" svg:y2="6.578cm">
            <text:p/>
          </draw:line>
          <draw:line draw:style-name="gr7" draw:text-style-name="P3" draw:layer="layout" svg:x1="26.962cm" svg:y1="10.578cm" svg:x2="26.962cm" svg:y2="4.578cm">
            <text:p/>
          </draw:line>
        </draw:g>
        <draw:custom-shape draw:style-name="gr8" draw:text-style-name="P8" draw:layer="layout" svg:width="1.999cm" svg:height="1.998cm" svg:x="20.963cm" svg:y="4.5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2.962cm" svg:y="4.5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4.962cm" svg:y="4.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20.963cm" svg:y="6.5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2.962cm" svg:y="6.5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4.962cm" svg:y="6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20.962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2.962cm" svg:y="8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4.962cm" svg:y="8.5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20.962cm" svg:y1="10.6cm" svg:x2="26.962cm" svg:y2="10.6cm">
            <text:p/>
          </draw:line>
          <draw:line draw:style-name="gr7" draw:text-style-name="P3" draw:layer="layout" svg:x1="20.962cm" svg:y1="10.6cm" svg:x2="20.962cm" svg:y2="4.6cm">
            <text:p/>
          </draw:line>
          <draw:line draw:style-name="gr7" draw:text-style-name="P3" draw:layer="layout" svg:x1="20.962cm" svg:y1="4.6cm" svg:x2="26.962cm" svg:y2="4.6cm">
            <text:p/>
          </draw:line>
          <draw:line draw:style-name="gr7" draw:text-style-name="P3" draw:layer="layout" svg:x1="24.962cm" svg:y1="10.6cm" svg:x2="24.962cm" svg:y2="6.6cm">
            <text:p/>
          </draw:line>
          <draw:line draw:style-name="gr7" draw:text-style-name="P3" draw:layer="layout" svg:x1="26.962cm" svg:y1="10.6cm" svg:x2="26.962cm" svg:y2="4.6cm">
            <text:p/>
          </draw:line>
          <draw:line draw:style-name="gr7" draw:text-style-name="P3" draw:layer="layout" svg:x1="20.962cm" svg:y1="10.6cm" svg:x2="26.962cm" svg:y2="10.6cm">
            <text:p/>
          </draw:line>
          <draw:line draw:style-name="gr7" draw:text-style-name="P3" draw:layer="layout" svg:x1="20.962cm" svg:y1="10.6cm" svg:x2="20.962cm" svg:y2="4.6cm">
            <text:p/>
          </draw:line>
          <draw:line draw:style-name="gr7" draw:text-style-name="P3" draw:layer="layout" svg:x1="20.962cm" svg:y1="4.6cm" svg:x2="26.962cm" svg:y2="4.6cm">
            <text:p/>
          </draw:line>
          <draw:line draw:style-name="gr7" draw:text-style-name="P3" draw:layer="layout" svg:x1="24.962cm" svg:y1="10.6cm" svg:x2="24.962cm" svg:y2="6.6cm">
            <text:p/>
          </draw:line>
          <draw:line draw:style-name="gr7" draw:text-style-name="P3" draw:layer="layout" svg:x1="26.962cm" svg:y1="10.6cm" svg:x2="26.962cm" svg:y2="4.6cm">
            <text:p/>
          </draw:line>
        </draw:g>
        <draw:g>
          <draw:line draw:style-name="gr7" draw:text-style-name="P3" draw:layer="layout" svg:x1="20.962cm" svg:y1="10.578cm" svg:x2="26.962cm" svg:y2="10.578cm">
            <text:p/>
          </draw:line>
          <draw:line draw:style-name="gr7" draw:text-style-name="P3" draw:layer="layout" svg:x1="20.962cm" svg:y1="10.578cm" svg:x2="20.962cm" svg:y2="4.578cm">
            <text:p/>
          </draw:line>
          <draw:line draw:style-name="gr7" draw:text-style-name="P3" draw:layer="layout" svg:x1="20.962cm" svg:y1="4.578cm" svg:x2="26.962cm" svg:y2="4.578cm">
            <text:p/>
          </draw:line>
          <draw:line draw:style-name="gr7" draw:text-style-name="P3" draw:layer="layout" svg:x1="24.962cm" svg:y1="10.578cm" svg:x2="24.962cm" svg:y2="6.578cm">
            <text:p/>
          </draw:line>
          <draw:line draw:style-name="gr7" draw:text-style-name="P3" draw:layer="layout" svg:x1="26.962cm" svg:y1="10.578cm" svg:x2="26.962cm" svg:y2="4.578cm">
            <text:p/>
          </draw:line>
          <draw:line draw:style-name="gr7" draw:text-style-name="P3" draw:layer="layout" svg:x1="20.962cm" svg:y1="10.578cm" svg:x2="26.962cm" svg:y2="10.578cm">
            <text:p/>
          </draw:line>
          <draw:line draw:style-name="gr7" draw:text-style-name="P3" draw:layer="layout" svg:x1="20.962cm" svg:y1="10.578cm" svg:x2="20.962cm" svg:y2="4.578cm">
            <text:p/>
          </draw:line>
          <draw:line draw:style-name="gr7" draw:text-style-name="P3" draw:layer="layout" svg:x1="20.962cm" svg:y1="4.578cm" svg:x2="26.962cm" svg:y2="4.578cm">
            <text:p/>
          </draw:line>
          <draw:line draw:style-name="gr7" draw:text-style-name="P3" draw:layer="layout" svg:x1="24.962cm" svg:y1="10.578cm" svg:x2="24.962cm" svg:y2="6.578cm">
            <text:p/>
          </draw:line>
          <draw:line draw:style-name="gr7" draw:text-style-name="P3" draw:layer="layout" svg:x1="26.962cm" svg:y1="10.578cm" svg:x2="26.962cm" svg:y2="4.578cm">
            <text:p/>
          </draw:line>
        </draw:g>
        <draw:custom-shape draw:style-name="gr8" draw:text-style-name="P8" draw:layer="layout" svg:width="1.999cm" svg:height="1.998cm" svg:x="20.963cm" svg:y="4.5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2.962cm" svg:y="4.5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4.962cm" svg:y="4.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20.963cm" svg:y="6.5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2.962cm" svg:y="6.5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4.962cm" svg:y="6.5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20.962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2.962cm" svg:y="8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4.962cm" svg:y="8.5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20.962cm" svg:y1="10.6cm" svg:x2="26.962cm" svg:y2="10.6cm">
            <text:p/>
          </draw:line>
          <draw:line draw:style-name="gr7" draw:text-style-name="P3" draw:layer="layout" svg:x1="20.962cm" svg:y1="10.6cm" svg:x2="20.962cm" svg:y2="4.6cm">
            <text:p/>
          </draw:line>
          <draw:line draw:style-name="gr7" draw:text-style-name="P3" draw:layer="layout" svg:x1="20.962cm" svg:y1="4.6cm" svg:x2="26.962cm" svg:y2="4.6cm">
            <text:p/>
          </draw:line>
          <draw:line draw:style-name="gr7" draw:text-style-name="P3" draw:layer="layout" svg:x1="24.962cm" svg:y1="10.6cm" svg:x2="24.962cm" svg:y2="6.6cm">
            <text:p/>
          </draw:line>
          <draw:line draw:style-name="gr7" draw:text-style-name="P3" draw:layer="layout" svg:x1="26.962cm" svg:y1="10.6cm" svg:x2="26.962cm" svg:y2="4.6cm">
            <text:p/>
          </draw:line>
          <draw:line draw:style-name="gr7" draw:text-style-name="P3" draw:layer="layout" svg:x1="20.962cm" svg:y1="10.6cm" svg:x2="26.962cm" svg:y2="10.6cm">
            <text:p/>
          </draw:line>
          <draw:line draw:style-name="gr7" draw:text-style-name="P3" draw:layer="layout" svg:x1="20.962cm" svg:y1="10.6cm" svg:x2="20.962cm" svg:y2="4.6cm">
            <text:p/>
          </draw:line>
          <draw:line draw:style-name="gr7" draw:text-style-name="P3" draw:layer="layout" svg:x1="20.962cm" svg:y1="4.6cm" svg:x2="26.962cm" svg:y2="4.6cm">
            <text:p/>
          </draw:line>
          <draw:line draw:style-name="gr7" draw:text-style-name="P3" draw:layer="layout" svg:x1="24.962cm" svg:y1="10.6cm" svg:x2="24.962cm" svg:y2="6.6cm">
            <text:p/>
          </draw:line>
          <draw:line draw:style-name="gr7" draw:text-style-name="P3" draw:layer="layout" svg:x1="26.962cm" svg:y1="10.6cm" svg:x2="26.962cm" svg:y2="4.6cm">
            <text:p/>
          </draw:line>
        </draw:g>
        <draw:line draw:style-name="gr13" draw:text-style-name="P9" draw:layer="layout" svg:x1="21.263cm" svg:y1="5.689cm" svg:x2="22.66cm" svg:y2="5.689cm">
          <text:p/>
        </draw:line>
        <draw:line draw:style-name="gr13" draw:text-style-name="P9" draw:layer="layout" svg:x1="21.36cm" svg:y1="7.979cm" svg:x2="22.57cm" svg:y2="7.28cm">
          <text:p/>
        </draw:line>
        <draw:line draw:style-name="gr13" draw:text-style-name="P9" draw:layer="layout" svg:x1="21.429cm" svg:y1="10.078cm" svg:x2="22.499cm" svg:y2="9.18cm">
          <text:p/>
        </draw:line>
        <draw:line draw:style-name="gr13" draw:text-style-name="P9" draw:layer="layout" svg:x1="25.965cm" svg:y1="10.328cm" svg:x2="25.965cm" svg:y2="8.931cm">
          <text:p/>
        </draw:line>
        <draw:line draw:style-name="gr13" draw:text-style-name="P9" draw:layer="layout" svg:x1="25.965cm" svg:y1="8.328cm" svg:x2="25.965cm" svg:y2="6.931cm">
          <text:p/>
        </draw:line>
        <draw:line draw:style-name="gr13" draw:text-style-name="P9" draw:layer="layout" svg:x1="23.364cm" svg:y1="5.69cm" svg:x2="24.761cm" svg:y2="5.69cm">
          <text:p/>
        </draw:line>
        <draw:frame draw:style-name="gr14" draw:text-style-name="P10" draw:layer="layout" svg:width="3.4cm" svg:height="1.1cm" svg:x="8.533cm" svg:y="6.1cm">
          <draw:text-box>
            <text:p><text:span text:style-name="T2">経由地</text:span></text:p>
          </draw:text-box>
        </draw:frame>
        <draw:frame draw:style-name="gr15" draw:text-style-name="P10" draw:layer="layout" svg:width="2.826cm" svg:height="1.026cm" svg:x="8.533cm" svg:y="7.6cm">
          <draw:text-box>
            <text:p><text:span text:style-name="T2">目的地</text:span></text:p>
          </draw:text-box>
        </draw:frame>
        <draw:custom-shape draw:style-name="gr16" draw:text-style-name="P11" draw:layer="layout" svg:width="0.9cm" svg:height="0.9cm" svg:x="7.439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9cm" svg:height="0.9cm" svg:x="7.439cm" svg:y="7.7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0.9cm" svg:height="0.9cm" svg:x="1.3cm" svg:y="5.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7" draw:text-style-name="P3" draw:layer="layout" svg:x1="13cm" svg:y1="10.521cm" svg:x2="19cm" svg:y2="10.521cm">
            <text:p/>
          </draw:line>
          <draw:line draw:style-name="gr7" draw:text-style-name="P3" draw:layer="layout" svg:x1="13cm" svg:y1="10.521cm" svg:x2="13cm" svg:y2="4.521cm">
            <text:p/>
          </draw:line>
          <draw:line draw:style-name="gr7" draw:text-style-name="P3" draw:layer="layout" svg:x1="13cm" svg:y1="4.521cm" svg:x2="19cm" svg:y2="4.521cm">
            <text:p/>
          </draw:line>
          <draw:line draw:style-name="gr7" draw:text-style-name="P3" draw:layer="layout" svg:x1="17cm" svg:y1="10.521cm" svg:x2="17cm" svg:y2="6.521cm">
            <text:p/>
          </draw:line>
          <draw:line draw:style-name="gr7" draw:text-style-name="P3" draw:layer="layout" svg:x1="19cm" svg:y1="10.521cm" svg:x2="19cm" svg:y2="4.521cm">
            <text:p/>
          </draw:line>
          <draw:line draw:style-name="gr7" draw:text-style-name="P3" draw:layer="layout" svg:x1="13cm" svg:y1="10.521cm" svg:x2="19cm" svg:y2="10.521cm">
            <text:p/>
          </draw:line>
          <draw:line draw:style-name="gr7" draw:text-style-name="P3" draw:layer="layout" svg:x1="13cm" svg:y1="10.521cm" svg:x2="13cm" svg:y2="4.521cm">
            <text:p/>
          </draw:line>
          <draw:line draw:style-name="gr7" draw:text-style-name="P3" draw:layer="layout" svg:x1="13cm" svg:y1="4.521cm" svg:x2="19cm" svg:y2="4.521cm">
            <text:p/>
          </draw:line>
          <draw:line draw:style-name="gr7" draw:text-style-name="P3" draw:layer="layout" svg:x1="17cm" svg:y1="10.521cm" svg:x2="17cm" svg:y2="6.521cm">
            <text:p/>
          </draw:line>
          <draw:line draw:style-name="gr7" draw:text-style-name="P3" draw:layer="layout" svg:x1="19cm" svg:y1="10.521cm" svg:x2="19cm" svg:y2="4.521cm">
            <text:p/>
          </draw:line>
        </draw:g>
        <draw:custom-shape draw:style-name="gr8" draw:text-style-name="P8" draw:layer="layout" svg:width="1.999cm" svg:height="1.998cm" svg:x="13.001cm" svg:y="4.5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15cm" svg:y="4.5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17cm" svg:y="4.5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3.001cm" svg:y="6.5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15cm" svg:y="6.5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17cm" svg:y="6.5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3cm" svg:y="8.54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15cm" svg:y="8.5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17cm" svg:y="8.54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3cm" svg:y1="10.543cm" svg:x2="19cm" svg:y2="10.543cm">
            <text:p/>
          </draw:line>
          <draw:line draw:style-name="gr7" draw:text-style-name="P3" draw:layer="layout" svg:x1="13cm" svg:y1="10.543cm" svg:x2="13cm" svg:y2="4.543cm">
            <text:p/>
          </draw:line>
          <draw:line draw:style-name="gr7" draw:text-style-name="P3" draw:layer="layout" svg:x1="13cm" svg:y1="4.543cm" svg:x2="19cm" svg:y2="4.543cm">
            <text:p/>
          </draw:line>
          <draw:line draw:style-name="gr7" draw:text-style-name="P3" draw:layer="layout" svg:x1="17cm" svg:y1="10.543cm" svg:x2="17cm" svg:y2="6.543cm">
            <text:p/>
          </draw:line>
          <draw:line draw:style-name="gr7" draw:text-style-name="P3" draw:layer="layout" svg:x1="19cm" svg:y1="10.543cm" svg:x2="19cm" svg:y2="4.543cm">
            <text:p/>
          </draw:line>
          <draw:line draw:style-name="gr7" draw:text-style-name="P3" draw:layer="layout" svg:x1="13cm" svg:y1="10.543cm" svg:x2="19cm" svg:y2="10.543cm">
            <text:p/>
          </draw:line>
          <draw:line draw:style-name="gr7" draw:text-style-name="P3" draw:layer="layout" svg:x1="13cm" svg:y1="10.543cm" svg:x2="13cm" svg:y2="4.543cm">
            <text:p/>
          </draw:line>
          <draw:line draw:style-name="gr7" draw:text-style-name="P3" draw:layer="layout" svg:x1="13cm" svg:y1="4.543cm" svg:x2="19cm" svg:y2="4.543cm">
            <text:p/>
          </draw:line>
          <draw:line draw:style-name="gr7" draw:text-style-name="P3" draw:layer="layout" svg:x1="17cm" svg:y1="10.543cm" svg:x2="17cm" svg:y2="6.543cm">
            <text:p/>
          </draw:line>
          <draw:line draw:style-name="gr7" draw:text-style-name="P3" draw:layer="layout" svg:x1="19cm" svg:y1="10.543cm" svg:x2="19cm" svg:y2="4.543cm">
            <text:p/>
          </draw:line>
        </draw:g>
        <draw:g>
          <draw:line draw:style-name="gr7" draw:text-style-name="P3" draw:layer="layout" svg:x1="13cm" svg:y1="10.521cm" svg:x2="19cm" svg:y2="10.521cm">
            <text:p/>
          </draw:line>
          <draw:line draw:style-name="gr7" draw:text-style-name="P3" draw:layer="layout" svg:x1="13cm" svg:y1="10.521cm" svg:x2="13cm" svg:y2="4.521cm">
            <text:p/>
          </draw:line>
          <draw:line draw:style-name="gr7" draw:text-style-name="P3" draw:layer="layout" svg:x1="13cm" svg:y1="4.521cm" svg:x2="19cm" svg:y2="4.521cm">
            <text:p/>
          </draw:line>
          <draw:line draw:style-name="gr7" draw:text-style-name="P3" draw:layer="layout" svg:x1="17cm" svg:y1="10.521cm" svg:x2="17cm" svg:y2="6.521cm">
            <text:p/>
          </draw:line>
          <draw:line draw:style-name="gr7" draw:text-style-name="P3" draw:layer="layout" svg:x1="19cm" svg:y1="10.521cm" svg:x2="19cm" svg:y2="4.521cm">
            <text:p/>
          </draw:line>
          <draw:line draw:style-name="gr7" draw:text-style-name="P3" draw:layer="layout" svg:x1="13cm" svg:y1="10.521cm" svg:x2="19cm" svg:y2="10.521cm">
            <text:p/>
          </draw:line>
          <draw:line draw:style-name="gr7" draw:text-style-name="P3" draw:layer="layout" svg:x1="13cm" svg:y1="10.521cm" svg:x2="13cm" svg:y2="4.521cm">
            <text:p/>
          </draw:line>
          <draw:line draw:style-name="gr7" draw:text-style-name="P3" draw:layer="layout" svg:x1="13cm" svg:y1="4.521cm" svg:x2="19cm" svg:y2="4.521cm">
            <text:p/>
          </draw:line>
          <draw:line draw:style-name="gr7" draw:text-style-name="P3" draw:layer="layout" svg:x1="17cm" svg:y1="10.521cm" svg:x2="17cm" svg:y2="6.521cm">
            <text:p/>
          </draw:line>
          <draw:line draw:style-name="gr7" draw:text-style-name="P3" draw:layer="layout" svg:x1="19cm" svg:y1="10.521cm" svg:x2="19cm" svg:y2="4.521cm">
            <text:p/>
          </draw:line>
        </draw:g>
        <draw:custom-shape draw:style-name="gr8" draw:text-style-name="P8" draw:layer="layout" svg:width="1.999cm" svg:height="1.998cm" svg:x="13.001cm" svg:y="4.5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15cm" svg:y="4.5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17cm" svg:y="4.5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3.001cm" svg:y="6.5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15cm" svg:y="6.5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17cm" svg:y="6.5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3cm" svg:y="8.54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15cm" svg:y="8.5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17cm" svg:y="8.54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3cm" svg:y1="10.543cm" svg:x2="19cm" svg:y2="10.543cm">
            <text:p/>
          </draw:line>
          <draw:line draw:style-name="gr7" draw:text-style-name="P3" draw:layer="layout" svg:x1="13cm" svg:y1="10.543cm" svg:x2="13cm" svg:y2="4.543cm">
            <text:p/>
          </draw:line>
          <draw:line draw:style-name="gr7" draw:text-style-name="P3" draw:layer="layout" svg:x1="13cm" svg:y1="4.543cm" svg:x2="19cm" svg:y2="4.543cm">
            <text:p/>
          </draw:line>
          <draw:line draw:style-name="gr7" draw:text-style-name="P3" draw:layer="layout" svg:x1="17cm" svg:y1="10.543cm" svg:x2="17cm" svg:y2="6.543cm">
            <text:p/>
          </draw:line>
          <draw:line draw:style-name="gr7" draw:text-style-name="P3" draw:layer="layout" svg:x1="19cm" svg:y1="10.543cm" svg:x2="19cm" svg:y2="4.543cm">
            <text:p/>
          </draw:line>
          <draw:line draw:style-name="gr7" draw:text-style-name="P3" draw:layer="layout" svg:x1="13cm" svg:y1="10.543cm" svg:x2="19cm" svg:y2="10.543cm">
            <text:p/>
          </draw:line>
          <draw:line draw:style-name="gr7" draw:text-style-name="P3" draw:layer="layout" svg:x1="13cm" svg:y1="10.543cm" svg:x2="13cm" svg:y2="4.543cm">
            <text:p/>
          </draw:line>
          <draw:line draw:style-name="gr7" draw:text-style-name="P3" draw:layer="layout" svg:x1="13cm" svg:y1="4.543cm" svg:x2="19cm" svg:y2="4.543cm">
            <text:p/>
          </draw:line>
          <draw:line draw:style-name="gr7" draw:text-style-name="P3" draw:layer="layout" svg:x1="17cm" svg:y1="10.543cm" svg:x2="17cm" svg:y2="6.543cm">
            <text:p/>
          </draw:line>
          <draw:line draw:style-name="gr7" draw:text-style-name="P3" draw:layer="layout" svg:x1="19cm" svg:y1="10.543cm" svg:x2="19cm" svg:y2="4.543cm">
            <text:p/>
          </draw:line>
        </draw:g>
        <draw:line draw:style-name="gr17" draw:text-style-name="P9" draw:layer="layout" svg:x1="14.002cm" svg:y1="8.27cm" svg:x2="14.002cm" svg:y2="6.873cm">
          <text:p/>
        </draw:line>
        <draw:line draw:style-name="gr17" draw:text-style-name="P9" draw:layer="layout" svg:x1="14.002cm" svg:y1="10.27cm" svg:x2="14.002cm" svg:y2="8.873cm">
          <text:p/>
        </draw:line>
        <draw:line draw:style-name="gr17" draw:text-style-name="P9" draw:layer="layout" svg:x1="18.514cm" svg:y1="10.047cm" svg:x2="17.492cm" svg:y2="9.094cm">
          <text:p/>
        </draw:line>
        <draw:line draw:style-name="gr17" draw:text-style-name="P9" draw:layer="layout" svg:x1="18.507cm" svg:y1="8.129cm" svg:x2="17.406cm" svg:y2="7.269cm">
          <text:p/>
        </draw:line>
        <draw:line draw:style-name="gr17" draw:text-style-name="P9" draw:layer="layout" svg:x1="18.798cm" svg:y1="5.634cm" svg:x2="17.401cm" svg:y2="5.634cm">
          <text:p/>
        </draw:line>
        <draw:line draw:style-name="gr17" draw:text-style-name="P9" draw:layer="layout" svg:x1="16.698cm" svg:y1="5.634cm" svg:x2="15.301cm" svg:y2="5.634cm">
          <text:p/>
        </draw:line>
        <draw:frame draw:style-name="gr18" draw:text-style-name="P12" draw:layer="layout" svg:width="1.129cm" svg:height="1.517cm" svg:x="15.406cm" svg:y="8.869cm">
          <draw:text-box>
            <text:p><text:span text:style-name="T4">0</text:span></text:p>
          </draw:text-box>
        </draw:frame>
        <draw:frame draw:style-name="gr18" draw:text-style-name="P12" draw:layer="layout" svg:width="1.129cm" svg:height="1.517cm" svg:x="15.407cm" svg:y="6.869cm">
          <draw:text-box>
            <text:p><text:span text:style-name="T4">0</text:span></text:p>
          </draw:text-box>
        </draw:frame>
        <draw:frame draw:style-name="gr18" draw:text-style-name="P12" draw:layer="layout" svg:width="1.129cm" svg:height="1.517cm" svg:x="13.408cm" svg:y="4.869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5.269cm" svg:y="4.882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3.37cm" svg:y="6.982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3.371cm" svg:y="8.782cm">
          <draw:text-box>
            <text:p><text:span text:style-name="T4">0</text:span></text:p>
          </draw:text-box>
        </draw:frame>
        <draw:custom-shape draw:style-name="gr2" draw:text-style-name="P2" draw:layer="layout" svg:width="1.124cm" svg:height="3cm" svg:x="2.876cm" svg:y="7.56cm">
          <text:p text:style-name="P14"><text:span text:style-name="T5">机</text:span>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.855cm" svg:y1="9.295cm" svg:x2="1.855cm" svg:y2="7.5cm">
          <text:p/>
        </draw:line>
        <draw:custom-shape draw:style-name="gr20" draw:text-style-name="P15" draw:layer="layout" svg:width="0.678cm" svg:height="0.698cm" draw:transform="skewX (-0.0244346095279207) rotate (0.722391777400453) translate (1.357cm 9.2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9" draw:layer="layout" svg:x1="5.29cm" svg:y1="8.622cm" svg:x2="5.691cm" svg:y2="7.014cm">
          <text:p/>
        </draw:line>
        <draw:custom-shape draw:style-name="gr20" draw:text-style-name="P15" draw:layer="layout" svg:width="0.688cm" svg:height="0.698cm" draw:transform="skewX (-0.0244346095279206) rotate (1.88513012507908) translate (5.056cm 9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7.25cm" svg:height="1.17cm" svg:x="12.4cm" svg:y="10.83cm">
          <draw:text-box>
            <text:p><text:span text:style-name="T3">経由地の進行方向</text:span></text:p>
          </draw:text-box>
        </draw:frame>
        <draw:frame draw:style-name="gr21" draw:text-style-name="P7" draw:layer="layout" svg:width="7.25cm" svg:height="1.17cm" svg:x="20.4cm" svg:y="10.83cm">
          <draw:text-box>
            <text:p><text:span text:style-name="T3">目的地の進行方向</text:span></text:p>
          </draw:text-box>
        </draw:frame>
        <presentation:notes draw:style-name="dp4">
          <draw:page-thumbnail draw:style-name="gr1" draw:layer="layout" svg:width="9.856cm" svg:height="7.395cm" svg:x="9.282cm" svg:y="1.499cm" draw:page-number="3" presentation:class="page"/>
          <draw:frame presentation:style-name="pr4" draw:text-style-name="P16" draw:layer="layout" svg:width="22.736cm" svg:height="8.878cm" svg:x="2.842cm" svg:y="9.3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g>
          <draw:line draw:style-name="gr7" draw:text-style-name="P3" draw:layer="layout" svg:x1="16.312cm" svg:y1="9.136cm" svg:x2="22.312cm" svg:y2="9.136cm">
            <text:p/>
          </draw:line>
          <draw:line draw:style-name="gr7" draw:text-style-name="P3" draw:layer="layout" svg:x1="16.312cm" svg:y1="9.136cm" svg:x2="16.312cm" svg:y2="3.136cm">
            <text:p/>
          </draw:line>
          <draw:line draw:style-name="gr7" draw:text-style-name="P3" draw:layer="layout" svg:x1="16.312cm" svg:y1="3.136cm" svg:x2="22.312cm" svg:y2="3.136cm">
            <text:p/>
          </draw:line>
          <draw:line draw:style-name="gr7" draw:text-style-name="P3" draw:layer="layout" svg:x1="20.312cm" svg:y1="9.136cm" svg:x2="20.312cm" svg:y2="5.136cm">
            <text:p/>
          </draw:line>
          <draw:line draw:style-name="gr7" draw:text-style-name="P3" draw:layer="layout" svg:x1="22.312cm" svg:y1="9.136cm" svg:x2="22.312cm" svg:y2="3.136cm">
            <text:p/>
          </draw:line>
          <draw:line draw:style-name="gr7" draw:text-style-name="P3" draw:layer="layout" svg:x1="16.312cm" svg:y1="9.136cm" svg:x2="22.312cm" svg:y2="9.136cm">
            <text:p/>
          </draw:line>
          <draw:line draw:style-name="gr7" draw:text-style-name="P3" draw:layer="layout" svg:x1="16.312cm" svg:y1="9.136cm" svg:x2="16.312cm" svg:y2="3.136cm">
            <text:p/>
          </draw:line>
          <draw:line draw:style-name="gr7" draw:text-style-name="P3" draw:layer="layout" svg:x1="16.312cm" svg:y1="3.136cm" svg:x2="22.312cm" svg:y2="3.136cm">
            <text:p/>
          </draw:line>
          <draw:line draw:style-name="gr7" draw:text-style-name="P3" draw:layer="layout" svg:x1="20.312cm" svg:y1="9.136cm" svg:x2="20.312cm" svg:y2="5.136cm">
            <text:p/>
          </draw:line>
          <draw:line draw:style-name="gr7" draw:text-style-name="P3" draw:layer="layout" svg:x1="22.312cm" svg:y1="9.136cm" svg:x2="22.312cm" svg:y2="3.136cm">
            <text:p/>
          </draw:line>
        </draw:g>
        <draw:custom-shape draw:style-name="gr8" draw:text-style-name="P8" draw:layer="layout" svg:width="1.999cm" svg:height="1.998cm" svg:x="16.313cm" svg:y="3.1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18.312cm" svg:y="3.1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0.312cm" svg:y="3.1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6.313cm" svg:y="5.1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18.312cm" svg:y="5.1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0.312cm" svg:y="5.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6.312cm" svg:y="7.1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18.312cm" svg:y="7.1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0.312cm" svg:y="7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6.313cm" svg:y="3.1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2cm" svg:height="1.998cm" svg:x="20.312cm" svg:y="3.148cm">
          <text:p text:style-name="P17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6.313cm" svg:y="5.1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18.312cm" svg:y="5.1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0.312cm" svg:y="5.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6.312cm" svg:y="7.1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18.312cm" svg:y="7.1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0.312cm" svg:y="7.155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6.613cm" svg:y1="4.247cm" svg:x2="18.01cm" svg:y2="4.247cm">
          <text:p/>
        </draw:line>
        <draw:line draw:style-name="gr13" draw:text-style-name="P9" draw:layer="layout" svg:x1="16.71cm" svg:y1="6.537cm" svg:x2="17.92cm" svg:y2="5.838cm">
          <text:p/>
        </draw:line>
        <draw:line draw:style-name="gr13" draw:text-style-name="P9" draw:layer="layout" svg:x1="16.779cm" svg:y1="8.636cm" svg:x2="17.849cm" svg:y2="7.738cm">
          <text:p/>
        </draw:line>
        <draw:line draw:style-name="gr13" draw:text-style-name="P9" draw:layer="layout" svg:x1="21.315cm" svg:y1="8.886cm" svg:x2="21.315cm" svg:y2="7.489cm">
          <text:p/>
        </draw:line>
        <draw:line draw:style-name="gr13" draw:text-style-name="P9" draw:layer="layout" svg:x1="21.315cm" svg:y1="6.886cm" svg:x2="21.315cm" svg:y2="5.489cm">
          <text:p/>
        </draw:line>
        <draw:line draw:style-name="gr13" draw:text-style-name="P9" draw:layer="layout" svg:x1="18.714cm" svg:y1="4.248cm" svg:x2="20.111cm" svg:y2="4.248cm">
          <text:p/>
        </draw:line>
        <draw:frame draw:style-name="gr21" draw:text-style-name="P7" draw:layer="layout" svg:width="7.25cm" svg:height="1.17cm" svg:x="15.75cm" svg:y="9.388cm">
          <draw:text-box>
            <text:p><text:span text:style-name="T3">目的地の進行方向</text:span></text:p>
          </draw:text-box>
        </draw:frame>
        <draw:line draw:style-name="gr13" draw:text-style-name="P9" draw:layer="layout" svg:x1="18.901cm" svg:y1="6.644cm" svg:x2="19.889cm" svg:y2="5.656cm">
          <text:p/>
        </draw:line>
        <draw:line draw:style-name="gr13" draw:text-style-name="P9" draw:layer="layout" svg:x1="19.007cm" svg:y1="8.796cm" svg:x2="19.706cm" svg:y2="7.586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IPA Pゴシック" svg:font-family="'IPA Pゴシック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wiss" style:font-pitch="variable"/>
    <style:font-face style:name="游明朝2" svg:font-family="游明朝" style:font-family-generic="system" style:font-pitch="variable"/>
    <style:font-face style:name="游明朝3" svg:font-family="游明朝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4" draw:display-name="線の終点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2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図形スタイル_5f_1" style:display-name="標準図形スタイル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1" style:display-name="塗りつぶしなしオブジェクト_1" style:family="graphic" style:parent-style-name="標準図形スタイル_5f_1"/>
    <style:style style:name="Graphics" style:family="graphic"/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false" style:shrink-to-fit="true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IPA Pゴシック" fo:font-family="'IPA Pゴシック'" style:font-family-generic="swiss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.4cm" fo:margin-bottom="0cm"/>
      <style:text-properties style:font-name="IPA Pゴシック" fo:font-family="'IPA Pゴシック'" style:font-family-generic="swiss" style:font-pitch="variable" fo:font-size="28pt" style:font-name-asian="IPA Pゴシック" style:font-family-asian="'IPA Pゴシック'" style:font-family-generic-asian="swiss" style:font-pitch-asian="variable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.3cm" fo:margin-bottom="0cm"/>
      <style:text-properties style:font-name="IPA Pゴシック" fo:font-family="'IPA Pゴシック'" style:font-family-generic="swiss" style:font-pitch="variable" fo:font-size="24pt" style:font-name-asian="IPA Pゴシック" style:font-family-asian="'IPA Pゴシック'" style:font-family-generic-asian="swiss" style:font-pitch-asian="variable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.2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.1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.1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.1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.1cm" fo:margin-bottom="0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.1cm" fo:margin-bottom="0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top">
        <text:list-style style:name="Master1-Layout7-blank-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IPA Pゴシック" fo:font-family="'IPA Pゴシック'" style:font-family-generic="swiss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wiss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7-blank-白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白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白紙-title">
      <style:graphic-properties draw:auto-grow-height="false" fo:min-height="3.506cm"/>
      <style:paragraph-properties style:writing-mode="lr-tb"/>
    </style:style>
    <style:style style:name="Mpr7" style:family="presentation" style:parent-style-name="Master1-Layout7-blank-白紙-outline1">
      <style:graphic-properties fo:min-height="12.179cm"/>
      <style:paragraph-properties style:writing-mode="lr-tb"/>
    </style:style>
    <style:style style:name="Mpr8" style:family="presentation" style:parent-style-name="Master1-Layout7-blank-白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</style:style>
    <style:style style:name="MP8" style:family="paragraph">
      <loext:graphic-properties draw:fill="none"/>
      <style:paragraph-properties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style:font-name="IPA Pゴシック" fo:font-weight="bold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font-independent-line-spacing="true">
        <style:tab-stops/>
      </style:paragraph-properties>
      <style:text-properties style:font-name="IPA Pゴシック" fo:font-weight="bold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PA Pゴシック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明朝" style:font-size-asian="24pt" style:language-asian="ja" style:country-asian="JP" style:font-style-asian="normal" style:font-weight-asian="normal" style:font-name-complex="Tahoma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font-style-asian="normal" style:font-weight-asian="normal" style:font-name-complex="Tahoma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aster1-Layout7-blank-白紙" style:page-layout-name="PM1" draw:style-name="Mdp2">
      <office:forms form:automatic-focus="false" form:apply-design-mode="false"/>
      <draw:frame draw:name="図 4" draw:style-name="Mgr3" draw:text-style-name="MP7" draw:layer="backgroundobjects" svg:width="27.999cm" svg:height="20.998cm" svg:x="0.003cm" svg:y="0cm">
        <draw:image xlink:href="Pictures/1000000000000400000003003C744EE7597FA0D9.png" xlink:type="simple" xlink:show="embed" xlink:actuate="onLoad" draw:mime-type="image/png">
          <text:p/>
        </draw:image>
      </draw:frame>
      <draw:frame draw:name="日付プレースホルダー 1" presentation:style-name="Mpr4" draw:text-style-name="MP8" draw:layer="backgroundobjects" svg:width="6.523cm" svg:height="1.448cm" svg:x="1.4cm" svg:y="19.131cm" presentation:class="date-time">
        <draw:text-box>
          <text:p/>
        </draw:text-box>
      </draw:frame>
      <draw:frame draw:name="フッター プレースホルダー 2" presentation:style-name="Mpr5" draw:text-style-name="MP8" draw:layer="backgroundobjects" svg:width="8.875cm" svg:height="1.448cm" svg:x="9.576cm" svg:y="19.131cm" presentation:class="footer">
        <draw:text-box>
          <text:p/>
        </draw:text-box>
      </draw:frame>
      <draw:frame draw:name="スライド番号プレースホルダー 3" presentation:style-name="Mpr4" draw:text-style-name="MP10" draw:layer="backgroundobjects" svg:width="3.298cm" svg:height="1.448cm" svg:x="26.002cm" svg:y="1.4cm" presentation:class="page-number">
        <draw:text-box>
          <text:p text:style-name="MP9"><text:span text:style-name="MT2"><text:page-number>&lt;番号&gt;</text:page-number></text:span></text:p>
        </draw:text-box>
      </draw:frame>
      <draw:frame presentation:style-name="Mpr6" draw:layer="backgroundobjects" svg:width="25.2cm" svg:height="3.563cm" svg:x="2.5cm" svg:y="0.937cm" presentation:class="title">
        <draw:text-box>
          <text:p>クリックしてタイトルテキストを編集</text:p>
        </draw:text-box>
      </draw:frame>
      <draw:frame presentation:style-name="Mpr7" draw:layer="backgroundobjects" svg:width="25.2cm" svg:height="12.178cm" svg:x="1.4cm" svg:y="4.913cm" presentation:class="outline">
        <draw:text-box>
          <text:list text:style-name="ML4">
            <text:list-item>
              <text:p>クリックしてアウトラインのテキストを編集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draw:name="スライド イメージ プレースホルダー 1" presentation:style-name="Master1-Layout7-blank-白紙-title" draw:layer="backgroundobjects" svg:width="9.856cm" svg:height="7.395cm" svg:x="9.282cm" svg:y="1.499cm" presentation:class="page"/>
        <draw:frame draw:name="ノート プレースホルダー 2" presentation:style-name="Mpr8" draw:text-style-name="MP8" draw:layer="backgroundobjects" svg:width="22.736cm" svg:height="8.878cm" svg:x="2.842cm" svg:y="9.371cm" presentation:class="notes">
          <draw:text-box>
            <text:p/>
          </draw:text-box>
        </draw:frame>
        <draw:frame draw:name="ヘッダー プレースホルダー 3" presentation:style-name="Mpr4" draw:text-style-name="MP8" draw:layer="backgroundobjects" svg:width="12.334cm" svg:height="0.986cm" svg:x="0cm" svg:y="0cm" presentation:class="header">
          <draw:text-box>
            <text:p/>
          </draw:text-box>
        </draw:frame>
        <draw:frame draw:name="日付プレースホルダー 4" presentation:style-name="Mpr4" draw:text-style-name="MP8" draw:layer="backgroundobjects" svg:width="12.334cm" svg:height="0.986cm" svg:x="16.087cm" svg:y="0cm" presentation:class="date-time">
          <draw:text-box>
            <text:p/>
          </draw:text-box>
        </draw:frame>
        <draw:frame draw:name="フッター プレースホルダー 5" presentation:style-name="Mpr9" draw:text-style-name="MP8" draw:layer="backgroundobjects" svg:width="12.334cm" svg:height="0.986cm" svg:x="0cm" svg:y="18.743cm" presentation:class="footer">
          <draw:text-box>
            <text:p/>
          </draw:text-box>
        </draw:frame>
        <draw:frame draw:name="スライド番号プレースホルダー 6" presentation:style-name="Mpr9" draw:text-style-name="MP8" draw:layer="backgroundobjects" svg:width="12.334cm" svg:height="0.986cm" svg:x="16.087cm" svg:y="18.743cm" presentation:class="page-number">
          <draw:text-box>
            <text:p text:style-name="MP11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1T17:24:31.657000000</meta:creation-date>
    <dc:date>2023-12-12T14:37:45.347000000</dc:date>
    <meta:editing-duration>PT1H29M1S</meta:editing-duration>
    <meta:editing-cycles>2</meta:editing-cycles>
    <meta:generator>LibreOffice/7.5.4.2$Windows_X86_64 LibreOffice_project/36ccfdc35048b057fd9854c757a8b67ec53977b6</meta:generator>
    <meta:document-statistic meta:object-count="406"/>
  </office:meta>
</office:document-meta>
</file>